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nd strategy with a story, history simulation and simple mechanics. Maybe characters too.</text:p>
      <text:p text:style-name="Standard"/>
      <text:p text:style-name="Standard">Click on resources to gain them.</text:p>
      <text:p text:style-name="Standard">Neglect increases if you ignore</text:p>
      <text:p text:style-name="Standard"/>
      <text:p text:style-name="Standard">Click on demands to fulfil them</text:p>
      <text:p text:style-name="Standard">Damages you if you ignore</text:p>
      <text:p text:style-name="Standard"/>
      <text:p text:style-name="Standard">Enemy Nations, Monsters, other shit</text:p>
      <text:p text:style-name="Standard"/>
      <text:p text:style-name="Standard">Characters on the map have a chain of actions, which require a resource and a command, if not fulfilled character becomes sad and gets a cooldown between actions. Actions are stuff like build, deploy troop, move.</text:p>
      <text:p text:style-name="Standard"/>
      <text:p text:style-name="Standard">Events give one time bonuses coupled with a one time penalty, for example, spawn a ghost lair. If they expire then you just get the negative.</text:p>
      <text:p text:style-name="Standard"/>
      <text:p text:style-name="Standard">Quests. Implicit and explicit.</text:p>
      <text:p text:style-name="Standard"/>
      <text:p text:style-name="Standard">Food → people</text:p>
      <text:p text:style-name="Standard"/>
      <text:p text:style-name="Standard">People → Materials</text:p>
      <text:p text:style-name="Standard">People → </text:p>
      <text:p text:style-name="Standard"/>
      <text:p text:style-name="P1">Resource points</text:p>
      <text:p text:style-name="P1"/>
      <text:p text:style-name="P3">Can have stages, either currently producing, currently demanding</text:p>
      <text:p text:style-name="P3"/>
      <text:p text:style-name="P3"/>
      <text:p text:style-name="P3"/>
      <text:p text:style-name="P3">Farm → Produces food every expire</text:p>
      <text:p text:style-name="P3"/>
      <text:p text:style-name="P3">click take food</text:p>
      <text:p text:style-name="P3">Drag to food demand to link</text:p>
      <text:p text:style-name="P3">Drop workers on to expand</text:p>
      <text:p text:style-name="P3">Drop food demand on to link</text:p>
      <text:p text:style-name="P3"/>
      <text:p text:style-name="P3">City → demands a food, produces people</text:p>
      <text:p text:style-name="P3"/>
      <text:p text:style-name="P3"/>
      <text:p text:style-name="P3"/>
      <text:p text:style-name="P3"/>
      <text:p text:style-name="P3"/>
      <text:p text:style-name="P3">Barracks → demands people and materials, produces soldiers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Food </text:p>
      <text:p text:style-name="P3"><text:tab/>produced at farm</text:p>
      <text:p text:style-name="P3"/>
      <text:p text:style-name="P3">People</text:p>
      <text:p text:style-name="P3"><text:tab/>produced at city, food upkeep</text:p>
      <text:p text:style-name="P3">Tin</text:p>
      <text:p text:style-name="P3"><text:tab/>produced at mine</text:p>
      <text:p text:style-name="P3">Copper</text:p>
      <text:p text:style-name="P3"><text:tab/>produced at mine</text:p>
      <text:p text:style-name="P3">Alloys</text:p>
      <text:p text:style-name="P3"><text:tab/>produced at foundry with copper and tin</text:p>
      <text:p text:style-name="P3">Munitions</text:p>
      <text:p text:style-name="P3"><text:tab/>produced at factory with alloys</text:p>
      <text:p text:style-name="P3">Money</text:p>
      <text:p text:style-name="P3"><text:tab/>produced at factory with alloys</text:p>
      <text:p text:style-name="P3"/>
      <text:p text:style-name="P3"/>
      <text:p text:style-name="P3">Farm/Mine → Constantly produces based on level</text:p>
      <text:p text:style-name="P3"/>
      <text:p text:style-name="P3">City → Constantly demands based on level, expands with a surplus</text:p>
      <text:p text:style-name="P3"/>
      <text:p text:style-name="P3">Map Clickable</text:p>
      <text:p text:style-name="P3"><text:tab/>MapResourceEvent</text:p>
      <text:p text:style-name="P3"/>
      <text:p text:style-name="P3">City demand ticks down, if it goes below 0 take damage, if it's above 0 and ticks down it will expand.</text:p>
      <text:p text:style-name="P3"/>
      <text:p text:style-name="P3">Alloys works same as city, except 1 tin + 1 copper = 2 alloy, or 4 copper/tin = 1 alloy and no penalty for missing the tick down</text:p>
      <text:p text:style-name="P3"/>
      <text:p text:style-name="P3"/>
      <text:p text:style-name="P1">The New “Accnonamie”</text:p>
      <text:p text:style-name="P1"/>
      <text:p text:style-name="P3">Map Resources and Imperial Resources to distinguish resource types. Imperial resources exist on an empire level. Map Resources will only ever exist on the map and must be transported.</text:p>
      <text:p text:style-name="P3"/>
      <text:p text:style-name="P3">Workers are a map resource, only exist in city tiles. </text:p>
      <text:p text:style-name="P3"/>
      <text:p text:style-name="P3">Is food a map resource? Should imperial resources even exist?</text:p>
      <text:p text:style-name="P3"/>
      <text:p text:style-name="P3">Food → Produces more workers.</text:p>
      <text:p text:style-name="P3">Workers → Expands all other production, can convert to soldiers.</text:p>
      <text:p text:style-name="P3">Petrichor &amp; Lint → used to make alloys</text:p>
      <text:p text:style-name="P3">Wealth → <text:s/>Like mana, used to for abilities and other stuff. Buying resources from opponent depots too.</text:p>
      <text:p text:style-name="P3"/>
      <text:p text:style-name="P3">Alloys → Used to supply Factories, Must be physically transported on the map</text:p>
      <text:p text:style-name="P3">Munitions → Used to produce and maintain Soldiers</text:p>
      <text:p text:style-name="P3"/>
      <text:p text:style-name="P3">Buildings for all this:</text:p>
      <text:p text:style-name="P3">Farm, City, mines, Factory(wealth), Foundry(alloys), Weapons factory, supply dump, Trade post/market(buy/sell alloys)</text:p>
      <text:p text:style-name="P3"><text:soft-page-break/></text:p>
      <text:p text:style-name="P3"/>
      <text:p text:style-name="P3">Linking </text:p>
      <text:p text:style-name="P3"><text:tab/>Drag and drop workers on to things to expand them, creates a road.</text:p>
      <text:p text:style-name="P3"/>
      <text:p text:style-name="P3">Metal Names</text:p>
      <text:p text:style-name="P3"/>
      <text:p text:style-name="P3">Copper</text:p>
      <text:p text:style-name="P3">Tin</text:p>
      <text:p text:style-name="P3">Iron Ferrum</text:p>
      <text:p text:style-name="P3"/>
      <text:p text:style-name="P3">Lint</text:p>
      <text:p text:style-name="P3">Eider</text:p>
      <text:p text:style-name="P3"/>
      <text:p text:style-name="P3">Petrichor</text:p>
      <text:p text:style-name="P3">Geosmin</text:p>
      <text:p text:style-name="P3"/>
      <text:p text:style-name="P1">Metagame</text:p>
      <text:p text:style-name="P3"/>
      <text:p text:style-name="P3">Play for either an objeective or a set amount of time, then go to intermission where you can save. Create a new history point if conditions have been met. Campaign objective is to fulfill certain things through history, you have to branch from history points you've created to get there though.</text:p>
      <text:p text:style-name="P3"/>
      <text:p text:style-name="P1"/>
      <text:p text:style-name="P1">The Nation, territory control and enemies</text:p>
      <text:p text:style-name="P1"/>
      <text:p text:style-name="P3">There should be player controlled tiles, either grouped by province or just by tile. Could initially do it by tile then switch to tile or have a hybrid system with population centres counting for province control.</text:p>
      <text:p text:style-name="P3"/>
      <text:p text:style-name="P3">Each player controls certain territories. If a player controls all the cities in a territory they own it. If multiple players control cities in a territory it is contested and both may harvest resources from it.</text:p>
      <text:p text:style-name="P3"/>
      <text:p text:style-name="P3"/>
      <text:p text:style-name="P3"/>
      <text:p text:style-name="P1">How do AI players function?</text:p>
      <text:p text:style-name="P1"/>
      <text:p text:style-name="P3">AI player has a list of map events and an action speed and will prioritise certain actions, if being attacked creates units, otherwise just build economy.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Hayes</meta:initial-creator>
    <meta:creation-date>2022-05-13T17:45:13.65</meta:creation-date>
    <dc:date>2022-08-29T22:35:19.24</dc:date>
    <dc:creator>Alexander Hayes</dc:creator>
    <meta:editing-duration>P4DT7H23M16S</meta:editing-duration>
    <meta:editing-cycles>16</meta:editing-cycles>
    <meta:generator>OpenOffice/4.1.7$Win32 OpenOffice.org_project/417m1$Build-9800</meta:generator>
    <meta:document-statistic meta:table-count="0" meta:image-count="0" meta:object-count="0" meta:page-count="3" meta:paragraph-count="70" meta:word-count="587" meta:character-count="3461"/>
  </office:meta>
</office:document-meta>
</file>